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13.29pt" fo:break-before="auto" style:use-optimal-row-height="true"/>
    </style:style>
    <style:style style:name="ro1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data-style-name="N44">
      <style:text-properties style:font-name="Linux Biolinum O"/>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font-name-asian="AR PL SungtiL GB" style:font-name-complex="Lohit Hindi"/>
    </style:style>
    <style:style style:name="ce6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2" office:value-type="string" calcext:value-type="string">
            <text:p>Things due</text:p>
          </table:table-cell>
          <table:table-cell table:style-name="ce30"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5"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2"/>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7"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7" office:value-type="string" calcext:value-type="string">
            <text:p>1 Logo DUE</text:p>
          </table:table-cell>
          <table:table-cell table:style-name="ce6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First essay for NMD100 (on first topic from syllabus) DUE<text:span text:style-name="T3">P First five chapters of </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Scratch quiz game don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6"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5" office:value-type="string" calcext:value-type="string">
            <text:p>1 Scratch quiz gam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4" office:value-type="string" calcext:value-type="string">
            <text:p>- Jeopardy questions</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don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7"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and responses for every 1 or 2 chapters DU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7"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one?</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UE</text:p>
          </table:table-cell>
          <table:table-cell table:style-name="ce32"/>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 Comic final outline don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6" office:value-type="string" calcext:value-type="string">
            <text:p>- Comic final outline DUE</text:p>
          </table:table-cell>
          <table:table-cell table:style-name="ce32"/>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3"/>
          <table:table-cell table:style-name="ce3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Rent check DUE $401,19</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6" office:value-type="string" calcext:value-type="string">
            <text:p>0 War of the Worlds blog pos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P War of the Worlds blog post</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Frogger game DUE- Portrai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 Resource post 10: 31 Oc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6"/>
          <table:table-cell table:style-name="ce32"/>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6"/>
          <table:table-cell table:style-name="ce32"/>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6" office:value-type="string" calcext:value-type="string">
            <text:p>- The Circle reading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6" office:value-type="string" calcext:value-type="string">
            <text:p>- Resource post 11: 7 Nov.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6" office:value-type="string" calcext:value-type="string">
            <text:p>- Research Project summary DUE </text:p>
          </table:table-cell>
          <table:table-cell table:style-name="ce32"/>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6" office:value-type="string" calcext:value-type="string">
            <text:p>- Jeopardy questions based on summary DUE</text:p>
          </table:table-cell>
          <table:table-cell table:style-name="ce32"/>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6" office:value-type="string" calcext:value-type="string">
            <text:p>- "Powerpoint" based on summary DUE</text:p>
          </table:table-cell>
          <table:table-cell table:style-name="ce32"/>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1 Research Project DUE - Resource post 12: 14 Nov. DUE</text:p>
          </table:table-cell>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office:value-type="string" calcext:value-type="string">
            <text:p>- finish Jeopardy</text:p>
          </table:table-cell>
          <table:table-cell table:style-name="ce32"/>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3" office:value-type="string" calcext:value-type="string">
            <text:p>if this is Friday, p5.js 20-25 shapes picture ue</text:p>
          </table:table-cell>
          <table:table-cell table:style-name="ce32"/>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 Third essay topic in syllabus DUE<text:span text:style-name="T6">- (Resource post 13: 21 Nov. DUE)</text:span></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office:value-type="string" calcext:value-type="string">
            <text:p>- 2nd essay topic in syllabus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3"/>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6"/>
          <table:table-cell table:style-name="ce3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3"/>
          <table:table-cell table:style-name="ce32"/>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7"/>
          <table:table-cell table:style-name="ce3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8" office:value-type="string" calcext:value-type="string">
            <text:p>1 DUE Document Redesign</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5"/>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6"/>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7"/>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7"/>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7"/>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7"/>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2"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9"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office:value-type="string" calcext:value-type="string">
            <text:p>1 Eat breakfast</text:p>
            <text:p>1 Put laundry in washer</text:p>
            <text:p>1 Shower</text:p>
            <text:p>-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 Remove laundry from direr</text:span></text:p>
            <text:p><text:span text:style-name="T1"/></text:p>
          </table:table-cell>
          <table:table-cell table:number-columns-repeated="1015"/>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63:'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6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table-cell table:style-name="Default"/>
          <table:table-cell table:style-name="ce78"/>
          <table:table-cell table:style-name="Default" table:number-columns-repeated="1021"/>
        </table:table-row>
        <table:table-row table:style-name="ro2" table:number-rows-repeated="7">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number-rows-repeated="71">
          <table:table-cell table:style-name="ce4"/>
          <table:table-cell table:style-name="ce71"/>
          <table:table-cell table:style-name="ce4" table:number-columns-repeated="126"/>
          <table:table-cell table:number-columns-repeated="895"/>
        </table:table-row>
        <table:table-row table:style-name="ro2" table:number-rows-repeated="2">
          <table:table-cell table:style-name="ce4"/>
          <table:table-cell table:style-name="ce7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1" office:value-type="string" calcext:value-type="string">
            <text:p>life</text:p>
          </table:table-cell>
          <table:table-cell table:style-name="ce81" office:value-type="string" calcext:value-type="string">
            <text:p>mana</text:p>
          </table:table-cell>
          <table:table-cell table:style-name="ce81" office:value-type="string" calcext:value-type="string">
            <text:p>atk</text:p>
          </table:table-cell>
          <table:table-cell table:style-name="ce81" office:value-type="string" calcext:value-type="string">
            <text:p>def</text:p>
          </table:table-cell>
          <table:table-cell table:style-name="ce81" office:value-type="string" calcext:value-type="string">
            <text:p>spd</text:p>
          </table:table-cell>
          <table:table-cell table:style-name="ce81" office:value-type="string" calcext:value-type="string">
            <text:p>dex</text:p>
          </table:table-cell>
          <table:table-cell table:style-name="ce81" office:value-type="string" calcext:value-type="string">
            <text:p>vit</text:p>
          </table:table-cell>
          <table:table-cell table:style-name="ce81" office:value-type="string" calcext:value-type="string">
            <text:p>wis</text:p>
          </table:table-cell>
          <table:table-cell table:style-name="ce81" office:value-type="string" calcext:value-type="string">
            <text:p>total pots</text:p>
          </table:table-cell>
          <table:table-cell table:style-name="ce81" office:value-type="string" calcext:value-type="string">
            <text:p>total rainbows</text:p>
          </table:table-cell>
          <table:table-cell table:style-name="ce8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8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8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8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8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8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8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8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8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8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8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8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8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5"/>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8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8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8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8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8"/>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8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8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8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8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88"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8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8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4"/>
          <table:table-cell table:style-name="ce4" table:number-columns-repeated="126"/>
          <table:table-cell table:number-columns-repeated="896"/>
        </table:table-row>
        <table:table-row table:style-name="ro2" table:number-rows-repeated="2">
          <table:table-cell table:style-name="ce4"/>
          <table:table-cell table:style-name="ce8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9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1"/>
          <table:table-cell table:style-name="Default" table:number-columns-repeated="1022"/>
        </table:table-row>
        <table:table-row table:style-name="ro2" table:number-rows-repeated="7">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number-rows-repeated="71">
          <table:table-cell table:style-name="ce4"/>
          <table:table-cell table:style-name="ce8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5:19:12.359894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20:58:24.152095392</dc:date>
    <meta:creation-date>2016-09-05T22:47:24Z</meta:creation-date>
    <meta:editing-cycles>1142</meta:editing-cycles>
    <meta:editing-duration>P22DT7H15M50S</meta:editing-duration>
    <meta:generator>LibreOffice/5.2.3.3$Linux_X86_64 LibreOffice_project/20m0$Build-3</meta:generator>
    <meta:document-statistic meta:table-count="4" meta:cell-count="3646" meta:object-count="0"/>
  </office:meta>
</office:document-meta>
</file>